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3.84pt"/>
    </style:style>
    <style:style style:name="co2" style:family="table-column">
      <style:table-column-properties fo:break-before="auto" style:column-width="112.96pt"/>
    </style:style>
    <style:style style:name="co3" style:family="table-column">
      <style:table-column-properties fo:break-before="auto" style:column-width="29.5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y_new_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ctober 21, 2018 at 06:01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5 C</text:p>
          </table:table-cell>
        </table:table-row>
        <table:table-row table:style-name="ro1">
          <table:table-cell office:value-type="string" calcext:value-type="string">
            <text:p>August 05, 2017 at 09:18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6 C</text:p>
          </table:table-cell>
        </table:table-row>
        <table:table-row table:style-name="ro1">
          <table:table-cell office:value-type="string" calcext:value-type="string">
            <text:p>August 27, 2018 at 04:41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6 C</text:p>
          </table:table-cell>
        </table:table-row>
        <table:table-row table:style-name="ro1">
          <table:table-cell office:value-type="string" calcext:value-type="string">
            <text:p>July 11, 2018 at 08:27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6 C</text:p>
          </table:table-cell>
        </table:table-row>
        <table:table-row table:style-name="ro1">
          <table:table-cell office:value-type="string" calcext:value-type="string">
            <text:p>July 29, 2016 at 03:42A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16 C</text:p>
          </table:table-cell>
        </table:table-row>
        <table:table-row table:style-name="ro1">
          <table:table-cell office:value-type="string" calcext:value-type="string">
            <text:p>June 21, 2016 at 07:01A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16 C</text:p>
          </table:table-cell>
        </table:table-row>
        <table:table-row table:style-name="ro1">
          <table:table-cell office:value-type="string" calcext:value-type="string">
            <text:p>September 22, 2016 at 06:03AM</text:p>
          </table:table-cell>
          <table:table-cell office:value-type="string" calcext:value-type="string">
            <text:p>Few Showers</text:p>
          </table:table-cell>
          <table:table-cell office:value-type="string" calcext:value-type="string">
            <text:p>17 C</text:p>
          </table:table-cell>
        </table:table-row>
        <table:table-row table:style-name="ro1">
          <table:table-cell office:value-type="string" calcext:value-type="string">
            <text:p>August 21, 2017 at 01:41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7 C</text:p>
          </table:table-cell>
        </table:table-row>
        <table:table-row table:style-name="ro1">
          <table:table-cell office:value-type="string" calcext:value-type="string">
            <text:p>August 05, 2017 at 04:08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7 C</text:p>
          </table:table-cell>
        </table:table-row>
        <table:table-row table:style-name="ro1">
          <table:table-cell office:value-type="string" calcext:value-type="string">
            <text:p>August 06, 2018 at 10:58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7 C</text:p>
          </table:table-cell>
        </table:table-row>
        <table:table-row table:style-name="ro1">
          <table:table-cell office:value-type="string" calcext:value-type="string">
            <text:p>August 07, 2018 at 01:13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7 C</text:p>
          </table:table-cell>
        </table:table-row>
        <table:table-row table:style-name="ro1">
          <table:table-cell office:value-type="string" calcext:value-type="string">
            <text:p>August 07, 2018 at 03:38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7 C</text:p>
          </table:table-cell>
        </table:table-row>
        <table:table-row table:style-name="ro1">
          <table:table-cell office:value-type="string" calcext:value-type="string">
            <text:p>August 26, 2018 at 07:46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7 C</text:p>
          </table:table-cell>
        </table:table-row>
        <table:table-row table:style-name="ro1">
          <table:table-cell office:value-type="string" calcext:value-type="string">
            <text:p>August 26, 2018 at 10:01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7 C</text:p>
          </table:table-cell>
        </table:table-row>
        <table:table-row table:style-name="ro1">
          <table:table-cell office:value-type="string" calcext:value-type="string">
            <text:p>May 12, 2017 at 03:03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7 C</text:p>
          </table:table-cell>
        </table:table-row>
        <table:table-row table:style-name="ro1">
          <table:table-cell office:value-type="string" calcext:value-type="string">
            <text:p>September 05, 2018 at 09:52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7 C</text:p>
          </table:table-cell>
        </table:table-row>
        <table:table-row table:style-name="ro1">
          <table:table-cell office:value-type="string" calcext:value-type="string">
            <text:p>April 29, 2016 at 07:02A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17 C</text:p>
          </table:table-cell>
        </table:table-row>
        <table:table-row table:style-name="ro1">
          <table:table-cell office:value-type="string" calcext:value-type="string">
            <text:p>November 19, 2016 at 04:46A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17 C</text:p>
          </table:table-cell>
        </table:table-row>
        <table:table-row table:style-name="ro1">
          <table:table-cell office:value-type="string" calcext:value-type="string">
            <text:p>August 18, 2017 at 01:22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8 C</text:p>
          </table:table-cell>
        </table:table-row>
        <table:table-row table:style-name="ro1">
          <table:table-cell office:value-type="string" calcext:value-type="string">
            <text:p>June 15, 2018 at 04:41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8 C</text:p>
          </table:table-cell>
        </table:table-row>
        <table:table-row table:style-name="ro1">
          <table:table-cell office:value-type="string" calcext:value-type="string">
            <text:p>May 11, 2017 at 09:58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8 C</text:p>
          </table:table-cell>
        </table:table-row>
        <table:table-row table:style-name="ro1">
          <table:table-cell office:value-type="string" calcext:value-type="string">
            <text:p>August 01, 2018 at 10:03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18 C</text:p>
          </table:table-cell>
        </table:table-row>
        <table:table-row table:style-name="ro1">
          <table:table-cell office:value-type="string" calcext:value-type="string">
            <text:p>August 02, 2018 at 12:33A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18 C</text:p>
          </table:table-cell>
        </table:table-row>
        <table:table-row table:style-name="ro1">
          <table:table-cell office:value-type="string" calcext:value-type="string">
            <text:p>August 21, 2017 at 05:46A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18 C</text:p>
          </table:table-cell>
        </table:table-row>
        <table:table-row table:style-name="ro1">
          <table:table-cell office:value-type="string" calcext:value-type="string">
            <text:p>November 21, 2018 at 02:48A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18 C</text:p>
          </table:table-cell>
        </table:table-row>
        <table:table-row table:style-name="ro1">
          <table:table-cell office:value-type="string" calcext:value-type="string">
            <text:p>August 02, 2018 at 09:37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8 C</text:p>
          </table:table-cell>
        </table:table-row>
        <table:table-row table:style-name="ro1">
          <table:table-cell office:value-type="string" calcext:value-type="string">
            <text:p>August 04, 2018 at 02:52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8 C</text:p>
          </table:table-cell>
        </table:table-row>
        <table:table-row table:style-name="ro1">
          <table:table-cell office:value-type="string" calcext:value-type="string">
            <text:p>August 05, 2017 at 06:53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8 C</text:p>
          </table:table-cell>
        </table:table-row>
        <table:table-row table:style-name="ro1">
          <table:table-cell office:value-type="string" calcext:value-type="string">
            <text:p>August 20, 2017 at 11:51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8 C</text:p>
          </table:table-cell>
        </table:table-row>
        <table:table-row table:style-name="ro1">
          <table:table-cell office:value-type="string" calcext:value-type="string">
            <text:p>August 26, 2018 at 05:27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8 C</text:p>
          </table:table-cell>
        </table:table-row>
        <table:table-row table:style-name="ro1">
          <table:table-cell office:value-type="string" calcext:value-type="string">
            <text:p>July 02, 2017 at 05:15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8 C</text:p>
          </table:table-cell>
        </table:table-row>
        <table:table-row table:style-name="ro1">
          <table:table-cell office:value-type="string" calcext:value-type="string">
            <text:p>June 17, 2018 at 06:39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8 C</text:p>
          </table:table-cell>
        </table:table-row>
        <table:table-row table:style-name="ro1">
          <table:table-cell office:value-type="string" calcext:value-type="string">
            <text:p>May 23, 2018 at 09:34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8 C</text:p>
          </table:table-cell>
        </table:table-row>
        <table:table-row table:style-name="ro1">
          <table:table-cell office:value-type="string" calcext:value-type="string">
            <text:p>September 01, 2017 at 02:39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8 C</text:p>
          </table:table-cell>
        </table:table-row>
        <table:table-row table:style-name="ro1">
          <table:table-cell office:value-type="string" calcext:value-type="string">
            <text:p>June 07, 2016 at 07:03A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18 C</text:p>
          </table:table-cell>
        </table:table-row>
        <table:table-row table:style-name="ro1">
          <table:table-cell office:value-type="string" calcext:value-type="string">
            <text:p>June 07, 2016 at 08:13P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18 C</text:p>
          </table:table-cell>
        </table:table-row>
        <table:table-row table:style-name="ro1">
          <table:table-cell office:value-type="string" calcext:value-type="string">
            <text:p>May 13, 2016 at 07:22P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18 C</text:p>
          </table:table-cell>
        </table:table-row>
        <table:table-row table:style-name="ro1">
          <table:table-cell office:value-type="string" calcext:value-type="string">
            <text:p>May 15, 2016 at 02:50A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18 C</text:p>
          </table:table-cell>
        </table:table-row>
        <table:table-row table:style-name="ro1">
          <table:table-cell office:value-type="string" calcext:value-type="string">
            <text:p>September 30, 2016 at 04:26AM</text:p>
          </table:table-cell>
          <table:table-cell office:value-type="string" calcext:value-type="string">
            <text:p>Few Showers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April 23, 2017 at 04:46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August 06, 2018 at 06:58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July 04, 2017 at 05:10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July 31, 2018 at 07:48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June 18, 2018 at 09:38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May 18, 2017 at 01:43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May 19, 2017 at 03:44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October 05, 2015 at 10:07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October 19, 2015 at 06:34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April 28, 2017 at 10:02A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August 01, 2018 at 05:03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August 18, 2017 at 04:57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July 25, 2018 at 02:32A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June 03, 2016 at 10:52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June 05, 2018 at 06:16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June 07, 2018 at 06:47A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June 20, 2017 at 10:41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November 09, 2017 at 03:03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September 01, 2016 at 02:02A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September 27, 2017 at 05:20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April 01, 2017 at 11:47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August 03, 2018 at 11:32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August 04, 2017 at 07:43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August 10, 2017 at 10:48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August 16, 2017 at 05:42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August 16, 2018 at 09:35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August 17, 2018 at 06:01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June 04, 2018 at 10:16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June 15, 2018 at 05:54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June 16, 2018 at 10:49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May 07, 2017 at 11:07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May 25, 2018 at 10:46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November 20, 2018 at 08:03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October 06, 2018 at 08:25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October 28, 2018 at 11:22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April 29, 2016 at 08:07P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June 02, 2016 at 04:51A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June 04, 2016 at 06:50A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October 05, 2016 at 02:27A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September 01, 2016 at 08:02A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19 C</text:p>
          </table:table-cell>
        </table:table-row>
        <table:table-row table:style-name="ro1">
          <table:table-cell office:value-type="string" calcext:value-type="string">
            <text:p>December 01, 2016 at 12:26AM</text:p>
          </table:table-cell>
          <table:table-cell office:value-type="string" calcext:value-type="string">
            <text:p>Few Showers</text:p>
          </table:table-cell>
          <table:table-cell office:value-type="string" calcext:value-type="string">
            <text:p>20 C</text:p>
          </table:table-cell>
        </table:table-row>
        <table:table-row table:style-name="ro1">
          <table:table-cell office:value-type="string" calcext:value-type="string">
            <text:p>September 08, 2016 at 12:31AM</text:p>
          </table:table-cell>
          <table:table-cell office:value-type="string" calcext:value-type="string">
            <text:p>Few Showers</text:p>
          </table:table-cell>
          <table:table-cell office:value-type="string" calcext:value-type="string">
            <text:p>20 C</text:p>
          </table:table-cell>
        </table:table-row>
        <table:table-row table:style-name="ro1">
          <table:table-cell office:value-type="string" calcext:value-type="string">
            <text:p>August 19, 2017 at 07:51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0 C</text:p>
          </table:table-cell>
        </table:table-row>
        <table:table-row table:style-name="ro1">
          <table:table-cell office:value-type="string" calcext:value-type="string">
            <text:p>August 26, 2018 at 06:22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0 C</text:p>
          </table:table-cell>
        </table:table-row>
        <table:table-row table:style-name="ro1">
          <table:table-cell office:value-type="string" calcext:value-type="string">
            <text:p>January 19, 2016 at 07:34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0 C</text:p>
          </table:table-cell>
        </table:table-row>
        <table:table-row table:style-name="ro1">
          <table:table-cell office:value-type="string" calcext:value-type="string">
            <text:p>July 22, 2018 at 04:28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0 C</text:p>
          </table:table-cell>
        </table:table-row>
        <table:table-row table:style-name="ro1">
          <table:table-cell office:value-type="string" calcext:value-type="string">
            <text:p>November 21, 2015 at 12:38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0 C</text:p>
          </table:table-cell>
        </table:table-row>
        <table:table-row table:style-name="ro1">
          <table:table-cell office:value-type="string" calcext:value-type="string">
            <text:p>October 05, 2015 at 06:56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0 C</text:p>
          </table:table-cell>
        </table:table-row>
        <table:table-row table:style-name="ro1">
          <table:table-cell office:value-type="string" calcext:value-type="string">
            <text:p>October 05, 2015 at 07:53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0 C</text:p>
          </table:table-cell>
        </table:table-row>
        <table:table-row table:style-name="ro1">
          <table:table-cell office:value-type="string" calcext:value-type="string">
            <text:p>October 06, 2018 at 06:10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0 C</text:p>
          </table:table-cell>
        </table:table-row>
        <table:table-row table:style-name="ro1">
          <table:table-cell office:value-type="string" calcext:value-type="string">
            <text:p>October 18, 2015 at 06:53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0 C</text:p>
          </table:table-cell>
        </table:table-row>
        <table:table-row table:style-name="ro1">
          <table:table-cell office:value-type="string" calcext:value-type="string">
            <text:p>October 18, 2015 at 08:23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0 C</text:p>
          </table:table-cell>
        </table:table-row>
        <table:table-row table:style-name="ro1">
          <table:table-cell office:value-type="string" calcext:value-type="string">
            <text:p>August 06, 2018 at 11:18A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0 C</text:p>
          </table:table-cell>
        </table:table-row>
        <table:table-row table:style-name="ro1">
          <table:table-cell office:value-type="string" calcext:value-type="string">
            <text:p>February 06, 2018 at 03:05A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0 C</text:p>
          </table:table-cell>
        </table:table-row>
        <table:table-row table:style-name="ro1">
          <table:table-cell office:value-type="string" calcext:value-type="string">
            <text:p>September 14, 2018 at 07:49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0 C</text:p>
          </table:table-cell>
        </table:table-row>
        <table:table-row table:style-name="ro1">
          <table:table-cell office:value-type="string" calcext:value-type="string">
            <text:p>August 07, 2018 at 03:58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0 C</text:p>
          </table:table-cell>
        </table:table-row>
        <table:table-row table:style-name="ro1">
          <table:table-cell office:value-type="string" calcext:value-type="string">
            <text:p>August 15, 2017 at 06:49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0 C</text:p>
          </table:table-cell>
        </table:table-row>
        <table:table-row table:style-name="ro1">
          <table:table-cell office:value-type="string" calcext:value-type="string">
            <text:p>August 27, 2018 at 02:41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0 C</text:p>
          </table:table-cell>
        </table:table-row>
        <table:table-row table:style-name="ro1">
          <table:table-cell office:value-type="string" calcext:value-type="string">
            <text:p>August 31, 2017 at 06:39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0 C</text:p>
          </table:table-cell>
        </table:table-row>
        <table:table-row table:style-name="ro1">
          <table:table-cell office:value-type="string" calcext:value-type="string">
            <text:p>July 21, 2018 at 10:28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0 C</text:p>
          </table:table-cell>
        </table:table-row>
        <table:table-row table:style-name="ro1">
          <table:table-cell office:value-type="string" calcext:value-type="string">
            <text:p>July 24, 2018 at 09:22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0 C</text:p>
          </table:table-cell>
        </table:table-row>
        <table:table-row table:style-name="ro1">
          <table:table-cell office:value-type="string" calcext:value-type="string">
            <text:p>June 04, 2018 at 04:16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0 C</text:p>
          </table:table-cell>
        </table:table-row>
        <table:table-row table:style-name="ro1">
          <table:table-cell office:value-type="string" calcext:value-type="string">
            <text:p>June 08, 2018 at 12:17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0 C</text:p>
          </table:table-cell>
        </table:table-row>
        <table:table-row table:style-name="ro1">
          <table:table-cell office:value-type="string" calcext:value-type="string">
            <text:p>November 01, 2017 at 04:36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0 C</text:p>
          </table:table-cell>
        </table:table-row>
        <table:table-row table:style-name="ro1">
          <table:table-cell office:value-type="string" calcext:value-type="string">
            <text:p>October 29, 2018 at 09:21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0 C</text:p>
          </table:table-cell>
        </table:table-row>
        <table:table-row table:style-name="ro1">
          <table:table-cell office:value-type="string" calcext:value-type="string">
            <text:p>June 02, 2016 at 11:29P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0 C</text:p>
          </table:table-cell>
        </table:table-row>
        <table:table-row table:style-name="ro1">
          <table:table-cell office:value-type="string" calcext:value-type="string">
            <text:p>October 02, 2016 at 06:07PM</text:p>
          </table:table-cell>
          <table:table-cell office:value-type="string" calcext:value-type="string">
            <text:p>Few Showers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October 06, 2016 at 07:37AM</text:p>
          </table:table-cell>
          <table:table-cell office:value-type="string" calcext:value-type="string">
            <text:p>Few Showers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October 10, 2016 at 05:36PM</text:p>
          </table:table-cell>
          <table:table-cell office:value-type="string" calcext:value-type="string">
            <text:p>Few Showers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October 10, 2016 at 07:21PM</text:p>
          </table:table-cell>
          <table:table-cell office:value-type="string" calcext:value-type="string">
            <text:p>Few Showers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October 30, 2016 at 10:02AM</text:p>
          </table:table-cell>
          <table:table-cell office:value-type="string" calcext:value-type="string">
            <text:p>Few Showers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September 16, 2016 at 01:38AM</text:p>
          </table:table-cell>
          <table:table-cell office:value-type="string" calcext:value-type="string">
            <text:p>Few Showers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September 26, 2016 at 03:31PM</text:p>
          </table:table-cell>
          <table:table-cell office:value-type="string" calcext:value-type="string">
            <text:p>Few Showers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September 27, 2016 at 06:15PM</text:p>
          </table:table-cell>
          <table:table-cell office:value-type="string" calcext:value-type="string">
            <text:p>Few Showers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September 30, 2016 at 06:11AM</text:p>
          </table:table-cell>
          <table:table-cell office:value-type="string" calcext:value-type="string">
            <text:p>Few Showers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April 21, 2018 at 05:09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December 07, 2015 at 02:19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February 05, 2018 at 06:16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February 29, 2016 at 11:55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January 19, 2016 at 12:04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January 21, 2016 at 04:29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January 21, 2016 at 06:44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January 23, 2016 at 03:53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July 05, 2017 at 04:29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June 06, 2018 at 06:57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November 02, 2015 at 07:45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November 08, 2015 at 04:32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November 21, 2015 at 05:11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October 03, 2017 at 06:11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October 05, 2015 at 12:06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October 08, 2017 at 08:33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October 23, 2017 at 05:04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October 24, 2015 at 11:55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October 26, 2018 at 02:07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April 24, 2018 at 02:02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August 03, 2017 at 08:19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August 17, 2017 at 01:22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August 20, 2017 at 07:51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January 08, 2018 at 04:42A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June 13, 2017 at 06:07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June 16, 2018 at 01:44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May 14, 2017 at 03:13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November 30, 2017 at 01:34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October 07, 2018 at 02:25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October 23, 2017 at 03:34A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September 14, 2018 at 03:49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April 16, 2018 at 05:30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April 18, 2017 at 12:45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April 21, 2018 at 10:59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August 03, 2018 at 03:47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August 16, 2018 at 04:35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August 26, 2018 at 12:22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July 04, 2017 at 03:40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July 10, 2018 at 01:17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July 18, 2017 at 12:11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July 30, 2018 at 10:03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March 28, 2017 at 07:40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March 28, 2017 at 09:11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March 28, 2017 at 10:45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March 29, 2017 at 10:20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May 08, 2018 at 01:25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May 10, 2017 at 11:03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May 20, 2018 at 03:38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November 01, 2017 at 12:41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November 09, 2018 at 09:53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November 17, 2018 at 03:08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November 26, 2018 at 10:58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October 14, 2018 at 10:08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October 16, 2018 at 12:33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September 14, 2018 at 11:49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May 07, 2016 at 07:53P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November 23, 2016 at 03:30A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October 09, 2016 at 06:16P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October 29, 2016 at 08:27P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September 09, 2016 at 04:26P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September 16, 2016 at 05:28P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September 21, 2016 at 05:29P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September 26, 2016 at 04:25P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September 29, 2016 at 08:22P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June 06, 2016 at 08:13PM</text:p>
          </table:table-cell>
          <table:table-cell office:value-type="string" calcext:value-type="string">
            <text:p>Thunderstorms</text:p>
          </table:table-cell>
          <table:table-cell office:value-type="string" calcext:value-type="string">
            <text:p>21 C</text:p>
          </table:table-cell>
        </table:table-row>
        <table:table-row table:style-name="ro1">
          <table:table-cell office:value-type="string" calcext:value-type="string">
            <text:p>December 16, 2016 at 10:44AM</text:p>
          </table:table-cell>
          <table:table-cell office:value-type="string" calcext:value-type="string">
            <text:p>Few Showers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September 16, 2016 at 07:38AM</text:p>
          </table:table-cell>
          <table:table-cell office:value-type="string" calcext:value-type="string">
            <text:p>Few Showers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September 19, 2016 at 09:24PM</text:p>
          </table:table-cell>
          <table:table-cell office:value-type="string" calcext:value-type="string">
            <text:p>Few Showers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November 18, 2016 at 04:46AM</text:p>
          </table:table-cell>
          <table:table-cell office:value-type="string" calcext:value-type="string">
            <text:p>Isolated Thunderstorms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April 14, 2017 at 10:50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December 01, 2015 at 06:41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December 03, 2015 at 01:03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December 03, 2015 at 04:08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December 03, 2015 at 08:35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December 07, 2015 at 04:36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December 08, 2015 at 12:11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December 26, 2018 at 06:54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December 27, 2018 at 12:54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February 21, 2016 at 10:56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January 09, 2018 at 02:42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January 18, 2016 at 09:04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January 19, 2016 at 11:19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January 20, 2016 at 06:37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January 20, 2016 at 11:15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January 21, 2016 at 12:44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January 22, 2016 at 09:03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July 01, 2017 at 05:13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July 09, 2018 at 06:52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June 14, 2018 at 07:46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June 23, 2017 at 05:09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March 02, 2016 at 04:49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May 13, 2018 at 07:51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November 02, 2018 at 05:39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November 04, 2015 at 10:12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November 04, 2018 at 08:31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November 05, 2017 at 11:25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November 08, 2015 at 12:02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November 25, 2015 at 11:48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November 26, 2018 at 02:28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October 07, 2018 at 10:45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October 14, 2018 at 06:13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October 25, 2018 at 08:12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October 28, 2015 at 10:03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October 29, 2015 at 02:48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October 29, 2015 at 06:55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September 25, 2015 at 11:30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September 28, 2018 at 03:37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September 29, 2015 at 06:10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November 23, 2015 at 09:12AM</text:p>
          </table:table-cell>
          <table:table-cell office:value-type="string" calcext:value-type="string">
            <text:p>Light Rain with Thunder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April 22, 2017 at 05:09A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August 25, 2018 at 08:42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December 07, 2017 at 08:19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June 07, 2018 at 03:32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June 13, 2018 at 05:51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March 01, 2016 at 03:23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March 19, 2017 at 09:38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March 30, 2018 at 11:32A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May 21, 2017 at 11:12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November 07, 2018 at 10:38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November 10, 2017 at 11:03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November 21, 2017 at 12:52A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November 30, 2017 at 08:44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October 07, 2017 at 02:58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October 23, 2017 at 11:44A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October 26, 2017 at 06:35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October 30, 2017 at 01:06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September 03, 2018 at 07:37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September 30, 2017 at 09:30A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April 07, 2018 at 11:13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April 18, 2017 at 08:45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April 23, 2018 at 04:02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August 01, 2018 at 11:03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August 02, 2018 at 01:03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December 12, 2017 at 02:47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December 12, 2017 at 04:22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December 12, 2017 at 06:27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February 02, 2017 at 11:09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February 06, 2018 at 11:38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January 05, 2018 at 09:01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January 08, 2018 at 11:17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January 08, 2018 at 12:07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July 03, 2018 at 07:13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July 04, 2018 at 09:13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June 17, 2018 at 05:19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March 20, 2017 at 08:26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May 03, 2017 at 03:35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May 06, 2018 at 09:48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November 06, 2017 at 03:10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November 11, 2017 at 03:58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November 11, 2017 at 05:28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November 11, 2018 at 02:23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November 11, 2018 at 05:23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November 16, 2017 at 08:49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November 27, 2018 at 09:16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October 02, 2017 at 03:41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October 15, 2018 at 04:58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October 25, 2018 at 07:27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May 23, 2016 at 10:47A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October 11, 2016 at 07:34P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December 10, 2016 at 03:11A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November 30, 2016 at 07:51P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October 02, 2016 at 10:37A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October 28, 2016 at 05:46P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November 23, 2015 at 03:57AM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May 10, 2016 at 08:01PM</text:p>
          </table:table-cell>
          <table:table-cell office:value-type="string" calcext:value-type="string">
            <text:p>Thunderstorms</text:p>
          </table:table-cell>
          <table:table-cell office:value-type="string" calcext:value-type="string">
            <text:p>22 C</text:p>
          </table:table-cell>
        </table:table-row>
        <table:table-row table:style-name="ro1">
          <table:table-cell office:value-type="string" calcext:value-type="string">
            <text:p>November 24, 2016 at 06:35AM</text:p>
          </table:table-cell>
          <table:table-cell office:value-type="string" calcext:value-type="string">
            <text:p>Few Showers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September 09, 2016 at 02:20PM</text:p>
          </table:table-cell>
          <table:table-cell office:value-type="string" calcext:value-type="string">
            <text:p>Few Showers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September 24, 2016 at 04:08PM</text:p>
          </table:table-cell>
          <table:table-cell office:value-type="string" calcext:value-type="string">
            <text:p>Few Showers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November 10, 2016 at 02:46AM</text:p>
          </table:table-cell>
          <table:table-cell office:value-type="string" calcext:value-type="string">
            <text:p>Isolated Thunderstorms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April 06, 2018 at 01:02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December 06, 2018 at 09:20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December 08, 2017 at 04:39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February 22, 2016 at 10:29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January 18, 2016 at 04:31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January 20, 2016 at 12:37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January 22, 2016 at 12:48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January 29, 2016 at 06:51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March 01, 2016 at 12:48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March 24, 2016 at 05:11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November 03, 2015 at 07:05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November 04, 2015 at 08:42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November 06, 2015 at 09:54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November 09, 2015 at 09:14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November 09, 2015 at 12:11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November 10, 2018 at 11:53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November 17, 2015 at 03:53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November 23, 2015 at 07:06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November 23, 2018 at 02:52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November 25, 2015 at 08:36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November 28, 2017 at 07:16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October 03, 2017 at 03:30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October 14, 2018 at 03:15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October 15, 2017 at 03:37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October 18, 2018 at 01:53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October 22, 2015 at 06:09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October 27, 2015 at 11:00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October 28, 2015 at 06:00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October 28, 2015 at 08:51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September 20, 2018 at 10:53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September 26, 2015 at 02:04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September 28, 2015 at 09:53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September 28, 2018 at 09:14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February 16, 2016 at 09:33PM</text:p>
          </table:table-cell>
          <table:table-cell office:value-type="string" calcext:value-type="string">
            <text:p>Light Rain with Thund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February 21, 2016 at 07:12PM</text:p>
          </table:table-cell>
          <table:table-cell office:value-type="string" calcext:value-type="string">
            <text:p>Light Rain with Thund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November 28, 2015 at 11:04PM</text:p>
          </table:table-cell>
          <table:table-cell office:value-type="string" calcext:value-type="string">
            <text:p>Light Rain with Thund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April 22, 2017 at 09:14A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August 18, 2017 at 01:24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December 16, 2017 at 02:21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February 01, 2017 at 02:44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January 08, 2018 at 08:57A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January 12, 2018 at 03:04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January 16, 2018 at 02:59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January 29, 2017 at 02:35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March 18, 2017 at 05:03A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March 18, 2017 at 11:18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November 02, 2015 at 07:39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November 07, 2018 at 12:48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November 10, 2017 at 05:58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November 11, 2018 at 02:48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November 11, 2018 at 10:28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October 03, 2017 at 04:41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October 03, 2017 at 08:51A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October 08, 2018 at 12:55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October 21, 2017 at 09:44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October 24, 2018 at 06:37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October 28, 2017 at 12:29A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September 17, 2018 at 01:47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September 20, 2018 at 02:18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September 27, 2018 at 02:02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April 06, 2018 at 11:02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April 14, 2018 at 11:35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April 15, 2018 at 01:05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April 16, 2018 at 09:30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April 25, 2018 at 04:03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April 27, 2017 at 04:37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August 09, 2018 at 06:06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August 25, 2018 at 04:42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August 31, 2017 at 12:39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December 01, 2017 at 11:19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December 07, 2018 at 04:53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February 14, 2018 at 07:10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January 05, 2018 at 10:31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January 22, 2017 at 11:53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January 30, 2018 at 04:14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June 03, 2018 at 01:26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June 18, 2018 at 01:44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June 24, 2017 at 05:09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March 09, 2018 at 07:54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March 14, 2017 at 04:08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March 20, 2017 at 01:31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March 28, 2018 at 07:36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May 07, 2018 at 05:40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May 08, 2018 at 11:01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November 04, 2018 at 06:56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November 11, 2017 at 02:28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November 19, 2017 at 08:37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November 22, 2017 at 06:52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November 22, 2018 at 09:02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November 23, 2018 at 06:37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November 28, 2017 at 05:41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October 02, 2017 at 09:30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October 07, 2018 at 11:25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October 11, 2018 at 05:15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October 12, 2018 at 07:45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October 14, 2018 at 04:18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October 14, 2018 at 06:33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September 27, 2018 at 07:32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May 11, 2016 at 11:23A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November 12, 2016 at 04:09A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December 05, 2016 at 06:45P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December 17, 2016 at 08:45A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October 05, 2016 at 02:17P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November 06, 2015 at 07:17PM</text:p>
          </table:table-cell>
          <table:table-cell office:value-type="string" calcext:value-type="string">
            <text:p>Thunderstorm</text:p>
          </table:table-cell>
          <table:table-cell office:value-type="string" calcext:value-type="string">
            <text:p>23 C</text:p>
          </table:table-cell>
        </table:table-row>
        <table:table-row table:style-name="ro1">
          <table:table-cell office:value-type="string" calcext:value-type="string">
            <text:p>December 05, 2016 at 09:20AM</text:p>
          </table:table-cell>
          <table:table-cell office:value-type="string" calcext:value-type="string">
            <text:p>Isolated Thunderstorms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12, 2017 at 07:33AM</text:p>
          </table:table-cell>
          <table:table-cell office:value-type="string" calcext:value-type="string">
            <text:p>Isolated Thunderstorms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April 04, 2018 at 06:52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April 12, 2018 at 05:55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April 27, 2017 at 03:57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December 05, 2015 at 09:44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December 06, 2015 at 08:45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December 09, 2015 at 11:58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December 16, 2017 at 08:26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December 27, 2018 at 09:04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February 11, 2016 at 08:52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February 15, 2016 at 06:59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February 18, 2016 at 02:42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February 26, 2017 at 02:32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02, 2016 at 03:29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09, 2018 at 10:32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12, 2016 at 01:15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14, 2016 at 04:04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15, 2016 at 05:39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16, 2016 at 09:39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23, 2018 at 02:55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30, 2017 at 08:36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une 07, 2018 at 10:47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une 20, 2017 at 02:36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March 03, 2017 at 02:24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March 08, 2017 at 09:49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March 21, 2017 at 06:31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March 25, 2016 at 07:53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March 27, 2018 at 05:56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March 29, 2018 at 05:32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March 31, 2018 at 05:07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May 05, 2017 at 02:50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November 03, 2015 at 04:12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November 06, 2015 at 12:56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November 09, 2018 at 11:58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November 10, 2018 at 10:08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November 11, 2018 at 08:08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November 19, 2017 at 07:02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November 24, 2015 at 06:31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November 29, 2015 at 08:14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November 30, 2018 at 09:58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October 03, 2017 at 11:21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October 04, 2018 at 08:52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October 09, 2017 at 06:50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October 18, 2018 at 05:58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October 27, 2017 at 10:09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October 27, 2018 at 08:17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October 31, 2018 at 09:11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September 18, 2018 at 04:08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September 27, 2015 at 08:00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September 30, 2018 at 05:09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March 12, 2016 at 08:17PM</text:p>
          </table:table-cell>
          <table:table-cell office:value-type="string" calcext:value-type="string">
            <text:p>Light Rain with Thund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April 02, 2018 at 08:58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April 03, 2018 at 08:13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April 07, 2018 at 01:42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April 08, 2018 at 03:08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April 22, 2017 at 01:31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December 01, 2018 at 03:21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December 18, 2017 at 02:19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December 21, 2017 at 06:53A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December 23, 2017 at 03:26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December 26, 2018 at 02:20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December 26, 2018 at 02:54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December 27, 2018 at 02:54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February 02, 2017 at 06:34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February 13, 2018 at 06:55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February 16, 2018 at 02:58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February 26, 2018 at 01:08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February 28, 2017 at 01:20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04, 2019 at 10:23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05, 2018 at 08:13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12, 2016 at 05:45A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13, 2016 at 09:03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13, 2018 at 01:26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17, 2018 at 02:49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21, 2017 at 02:34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22, 2017 at 02:33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23, 2018 at 08:25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30, 2017 at 02:31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30, 2017 at 04:50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30, 2018 at 07:49A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March 01, 2017 at 05:05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March 10, 2017 at 04:19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May 22, 2017 at 10:22A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November 03, 2018 at 04:34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November 13, 2018 at 05:58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November 14, 2018 at 05:58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November 19, 2017 at 12:37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November 19, 2018 at 01:08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November 21, 2017 at 02:52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November 26, 2018 at 10:08A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November 27, 2017 at 02:06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October 10, 2018 at 12:55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October 13, 2018 at 08:05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October 18, 2018 at 01:33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October 30, 2017 at 08:56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September 27, 2018 at 04:17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April 08, 2017 at 09:57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April 12, 2018 at 03:35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April 14, 2018 at 09:20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April 15, 2018 at 09:30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August 19, 2017 at 04:01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December 02, 2017 at 05:35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December 02, 2018 at 07:01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December 03, 2017 at 09:30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December 04, 2018 at 02:20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December 05, 2018 at 08:20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December 07, 2018 at 11:18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December 12, 2017 at 09:02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December 12, 2017 at 12:57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February 14, 2018 at 11:10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February 19, 2017 at 05:24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February 21, 2017 at 12:29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04, 2018 at 10:31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06, 2018 at 12:11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13, 2018 at 02:56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18, 2018 at 08:04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20, 2018 at 11:54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22, 2018 at 12:39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27, 2018 at 08:37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31, 2017 at 02:44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uly 31, 2018 at 01:03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March 14, 2017 at 09:38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March 20, 2017 at 10:21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March 22, 2018 at 01:31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March 23, 2018 at 07:04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March 29, 2018 at 01:46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May 02, 2018 at 03:52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May 13, 2018 at 01:01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May 17, 2018 at 03:37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May 25, 2018 at 03:19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November 04, 2018 at 01:04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November 09, 2018 at 01:33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November 10, 2018 at 08:53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November 12, 2018 at 08:53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November 22, 2017 at 11:52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November 27, 2018 at 03:58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November 28, 2018 at 02:18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November 30, 2018 at 06:08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October 01, 2018 at 01:39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October 09, 2018 at 09:05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October 11, 2018 at 08:30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October 16, 2018 at 10:03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October 17, 2018 at 11:18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October 25, 2018 at 02:42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October 27, 2018 at 07:42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October 31, 2017 at 05:31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September 18, 2018 at 06:47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September 30, 2018 at 09:44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December 04, 2016 at 07:44A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November 18, 2016 at 08:06A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September 08, 2016 at 02:14P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13, 2017 at 03:33A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13, 2017 at 07:08A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14, 2017 at 12:53A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November 22, 2016 at 07:00P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November 23, 2016 at 09:40A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4 C</text:p>
          </table:table-cell>
        </table:table-row>
        <table:table-row table:style-name="ro1">
          <table:table-cell office:value-type="string" calcext:value-type="string">
            <text:p>January 17, 2017 at 05:38AM</text:p>
          </table:table-cell>
          <table:table-cell office:value-type="string" calcext:value-type="string">
            <text:p>Few Showers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November 06, 2016 at 10:30AM</text:p>
          </table:table-cell>
          <table:table-cell office:value-type="string" calcext:value-type="string">
            <text:p>Few Showers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April 07, 2017 at 01:23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April 12, 2017 at 03:45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April 14, 2017 at 02:15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April 27, 2017 at 11:42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December 01, 2017 at 02:19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December 03, 2017 at 04:35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February 11, 2016 at 07:05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February 16, 2016 at 04:35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February 25, 2017 at 03:52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January 02, 2016 at 04:59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January 03, 2016 at 07:15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January 03, 2016 at 11:00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January 11, 2018 at 11:04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January 12, 2016 at 09:30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January 14, 2016 at 04:49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January 14, 2016 at 11:41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January 15, 2016 at 09:24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January 28, 2016 at 09:09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January 28, 2016 at 09:49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March 21, 2018 at 01:31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March 26, 2016 at 06:46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March 27, 2018 at 07:36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November 02, 2015 at 01:05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November 16, 2018 at 08:18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November 20, 2015 at 11:22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November 21, 2015 at 08:05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November 27, 2017 at 06:51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November 30, 2018 at 08:28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October 22, 2015 at 04:26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October 22, 2017 at 07:44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October 24, 2018 at 03:32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September 26, 2015 at 04:50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January 07, 2018 at 05:17PM</text:p>
          </table:table-cell>
          <table:table-cell office:value-type="string" calcext:value-type="string">
            <text:p>Light Rain with Thunder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February 04, 2017 at 02:31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February 26, 2017 at 12:52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February 26, 2018 at 05:38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January 03, 2018 at 01:42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January 03, 2019 at 08:48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January 04, 2019 at 08:03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January 13, 2018 at 07:32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January 26, 2018 at 05:17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June 12, 2017 at 04:07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June 13, 2017 at 02:07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March 18, 2017 at 10:28A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March 23, 2018 at 02:06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May 21, 2017 at 12:22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November 19, 2018 at 05:48A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November 22, 2017 at 03:37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April 01, 2018 at 05:08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April 11, 2018 at 01:20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April 14, 2018 at 05:55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December 03, 2017 at 03:05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December 27, 2018 at 12:39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February 11, 2017 at 05:27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February 13, 2018 at 09:35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February 21, 2017 at 01:59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February 22, 2018 at 08:43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January 07, 2018 at 10:32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January 09, 2018 at 01:27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January 09, 2018 at 11:57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January 10, 2018 at 03:49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March 17, 2018 at 02:37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March 28, 2017 at 11:15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May 17, 2018 at 01:22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May 25, 2018 at 01:04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November 25, 2017 at 11:10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October 01, 2018 at 12:39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October 02, 2017 at 05:15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October 04, 2018 at 06:37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October 11, 2018 at 10:00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October 12, 2018 at 09:15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October 21, 2017 at 01:44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October 27, 2018 at 06:02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June 02, 2016 at 05:24P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September 07, 2016 at 04:02P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February 15, 2016 at 09:04PM</text:p>
          </table:table-cell>
          <table:table-cell office:value-type="string" calcext:value-type="string">
            <text:p>Thunder in the Vicinity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November 29, 2015 at 03:45PM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25 C</text:p>
          </table:table-cell>
        </table:table-row>
        <table:table-row table:style-name="ro1">
          <table:table-cell office:value-type="string" calcext:value-type="string">
            <text:p>November 06, 2016 at 02:30PM</text:p>
          </table:table-cell>
          <table:table-cell office:value-type="string" calcext:value-type="string">
            <text:p>Few Showers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November 24, 2016 at 05:55PM</text:p>
          </table:table-cell>
          <table:table-cell office:value-type="string" calcext:value-type="string">
            <text:p>Few Showers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October 03, 2016 at 01:03PM</text:p>
          </table:table-cell>
          <table:table-cell office:value-type="string" calcext:value-type="string">
            <text:p>Few Showers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April 02, 2018 at 06:38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April 06, 2017 at 09:32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April 07, 2017 at 04:57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April 17, 2017 at 03:25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April 27, 2017 at 09:12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December 22, 2017 at 01:08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December 25, 2018 at 01:29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December 31, 2017 at 12:50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February 07, 2017 at 08:51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February 10, 2017 at 12:12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February 11, 2016 at 04:10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February 11, 2016 at 12:38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February 18, 2018 at 01:13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February 29, 2016 at 09:18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January 01, 2016 at 08:44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January 02, 2019 at 10:18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January 04, 2018 at 12:47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January 04, 2019 at 02:28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January 06, 2018 at 04:31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January 20, 2017 at 11:24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January 21, 2018 at 10:14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January 28, 2016 at 06:52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January 29, 2017 at 08:36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March 04, 2016 at 03:48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March 11, 2016 at 09:12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March 26, 2016 at 08:26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November 12, 2018 at 02:48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November 19, 2017 at 02:27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September 29, 2018 at 02:09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September 29, 2018 at 11:39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September 30, 2015 at 01:49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December 28, 2018 at 01:01PM</text:p>
          </table:table-cell>
          <table:table-cell office:value-type="string" calcext:value-type="string">
            <text:p>Light Rain with Thund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March 16, 2016 at 02:50PM</text:p>
          </table:table-cell>
          <table:table-cell office:value-type="string" calcext:value-type="string">
            <text:p>Light Rain with Thund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April 05, 2018 at 01:44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April 07, 2017 at 01:52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December 20, 2018 at 03:54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December 24, 2018 at 01:26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December 26, 2017 at 01:53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December 30, 2017 at 03:05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December 30, 2018 at 02:21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December 31, 2018 at 02:23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February 05, 2017 at 01:49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February 10, 2018 at 06:15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February 14, 2018 at 02:25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February 27, 2018 at 04:03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February 28, 2018 at 01:08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January 02, 2019 at 01:48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March 02, 2017 at 05:59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March 03, 2018 at 05:02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March 08, 2018 at 09:40A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March 15, 2018 at 04:42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November 22, 2017 at 02:07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April 02, 2018 at 02:08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April 04, 2018 at 01:28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April 08, 2018 at 11:23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December 07, 2017 at 04:29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December 09, 2017 at 10:57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December 16, 2018 at 10:49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December 30, 2017 at 10:35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February 15, 2018 at 03:13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February 17, 2018 at 03:03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February 23, 2018 at 10:28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February 25, 2018 at 02:33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February 27, 2017 at 01:21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January 01, 2018 at 03:12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January 01, 2019 at 08:38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January 08, 2018 at 11:12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January 12, 2018 at 06:54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January 21, 2018 at 02:29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January 28, 2018 at 03:04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March 09, 2018 at 10:54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March 10, 2018 at 06:34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March 10, 2018 at 11:39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March 22, 2018 at 11:02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November 11, 2017 at 09:53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November 17, 2017 at 12:57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November 18, 2017 at 07:42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November 23, 2018 at 07:27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November 25, 2018 at 12:53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November 26, 2017 at 02:01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October 04, 2018 at 07:57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October 09, 2018 at 02:31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October 11, 2018 at 12:16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October 12, 2018 at 10:45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October 13, 2018 at 04:15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October 19, 2018 at 04:08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October 27, 2018 at 03:02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October 28, 2017 at 01:14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September 27, 2018 at 05:57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September 28, 2018 at 01:17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September 28, 2018 at 11:37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December 17, 2016 at 10:20A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November 06, 2016 at 12:01P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November 24, 2016 at 12:51P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November 29, 2016 at 02:52A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September 02, 2016 at 02:04P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December 17, 2015 at 06:41PM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December 19, 2015 at 09:48PM</text:p>
          </table:table-cell>
          <table:table-cell office:value-type="string" calcext:value-type="string">
            <text:p>Thunder in the Vicinity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January 12, 2016 at 07:15PM</text:p>
          </table:table-cell>
          <table:table-cell office:value-type="string" calcext:value-type="string">
            <text:p>Thunderstorm</text:p>
          </table:table-cell>
          <table:table-cell office:value-type="string" calcext:value-type="string">
            <text:p>26 C</text:p>
          </table:table-cell>
        </table:table-row>
        <table:table-row table:style-name="ro1">
          <table:table-cell office:value-type="string" calcext:value-type="string">
            <text:p>October 13, 2016 at 09:13PM</text:p>
          </table:table-cell>
          <table:table-cell office:value-type="string" calcext:value-type="string">
            <text:p>Few Showers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October 13, 2016 at 09:45PM</text:p>
          </table:table-cell>
          <table:table-cell office:value-type="string" calcext:value-type="string">
            <text:p>Few Showers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October 21, 2016 at 04:24PM</text:p>
          </table:table-cell>
          <table:table-cell office:value-type="string" calcext:value-type="string">
            <text:p>Few Showers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September 29, 2016 at 12:29PM</text:p>
          </table:table-cell>
          <table:table-cell office:value-type="string" calcext:value-type="string">
            <text:p>Few Showers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December 14, 2016 at 09:09AM</text:p>
          </table:table-cell>
          <table:table-cell office:value-type="string" calcext:value-type="string">
            <text:p>Isolated Thunderstorms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April 06, 2018 at 12:27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April 10, 2017 at 02:10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April 12, 2017 at 12:00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December 26, 2017 at 04:53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December 27, 2017 at 06:23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December 27, 2017 at 10:53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February 07, 2017 at 06:36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February 08, 2017 at 10:56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February 21, 2018 at 06:43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February 27, 2018 at 11:33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February 28, 2018 at 04:58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January 03, 2019 at 08:58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January 07, 2018 at 03:47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January 11, 2016 at 07:21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January 13, 2016 at 05:18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March 05, 2017 at 03:35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March 11, 2016 at 12:47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March 11, 2017 at 02:53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March 13, 2018 at 04:10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March 29, 2016 at 07:27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November 20, 2015 at 05:20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October 17, 2018 at 05:38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February 16, 2016 at 06:23PM</text:p>
          </table:table-cell>
          <table:table-cell office:value-type="string" calcext:value-type="string">
            <text:p>Light 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April 03, 2018 at 05:08PM</text:p>
          </table:table-cell>
          <table:table-cell office:value-type="string" calcext:value-type="string">
            <text:p>Light Rain with Thund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February 19, 2018 at 02:56PM</text:p>
          </table:table-cell>
          <table:table-cell office:value-type="string" calcext:value-type="string">
            <text:p>Light Rain with Thund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February 21, 2018 at 02:08PM</text:p>
          </table:table-cell>
          <table:table-cell office:value-type="string" calcext:value-type="string">
            <text:p>Light Rain with Thund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January 22, 2018 at 04:46PM</text:p>
          </table:table-cell>
          <table:table-cell office:value-type="string" calcext:value-type="string">
            <text:p>Light Rain with Thund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January 25, 2017 at 04:54PM</text:p>
          </table:table-cell>
          <table:table-cell office:value-type="string" calcext:value-type="string">
            <text:p>Light Rain with Thund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January 28, 2016 at 04:30PM</text:p>
          </table:table-cell>
          <table:table-cell office:value-type="string" calcext:value-type="string">
            <text:p>Light Rain with Thund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March 06, 2016 at 08:11PM</text:p>
          </table:table-cell>
          <table:table-cell office:value-type="string" calcext:value-type="string">
            <text:p>Light Rain with Thund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March 23, 2016 at 06:56PM</text:p>
          </table:table-cell>
          <table:table-cell office:value-type="string" calcext:value-type="string">
            <text:p>Light Rain with Thund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November 15, 2018 at 02:28PM</text:p>
          </table:table-cell>
          <table:table-cell office:value-type="string" calcext:value-type="string">
            <text:p>Light Rain with Thund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March 02, 2018 at 01:08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March 02, 2018 at 04:17P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October 25, 2016 at 10:42A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April 06, 2017 at 03:42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April 26, 2018 at 02:03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December 15, 2018 at 04:12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December 16, 2018 at 04:09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December 21, 2018 at 03:39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December 23, 2018 at 02:11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December 25, 2018 at 11:54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December 28, 2017 at 09:23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February 03, 2017 at 03:21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February 11, 2018 at 04:15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February 20, 2018 at 06:36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February 23, 2017 at 04:34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February 24, 2018 at 01:33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February 25, 2017 at 02:22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February 25, 2017 at 05:22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February 26, 2017 at 10:32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January 01, 2019 at 01:43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January 02, 2018 at 03:57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January 05, 2018 at 05:26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January 05, 2019 at 02:28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January 11, 2018 at 05:34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January 14, 2018 at 04:21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January 19, 2018 at 09:39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January 20, 2018 at 01:44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January 24, 2017 at 06:53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January 29, 2018 at 04:39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March 02, 2017 at 02:54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March 13, 2017 at 03:43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March 21, 2018 at 02:51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May 03, 2018 at 12:07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November 05, 2017 at 11:45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November 24, 2017 at 03:10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November 25, 2017 at 03:10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October 01, 2018 at 02:54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October 12, 2016 at 11:58A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September 06, 2016 at 12:33P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December 18, 2015 at 08:17PM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February 22, 2016 at 07:20PM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December 21, 2015 at 07:00PM</text:p>
          </table:table-cell>
          <table:table-cell office:value-type="string" calcext:value-type="string">
            <text:p>Thunder in the Vicinity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March 30, 2016 at 07:54PM</text:p>
          </table:table-cell>
          <table:table-cell office:value-type="string" calcext:value-type="string">
            <text:p>Thunder in the Vicinity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March 17, 2016 at 05:38PM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November 18, 2015 at 06:07PM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27 C</text:p>
          </table:table-cell>
        </table:table-row>
        <table:table-row table:style-name="ro1">
          <table:table-cell office:value-type="string" calcext:value-type="string">
            <text:p>November 03, 2016 at 01:20AM</text:p>
          </table:table-cell>
          <table:table-cell office:value-type="string" calcext:value-type="string">
            <text:p>Few Showers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October 23, 2016 at 03:39PM</text:p>
          </table:table-cell>
          <table:table-cell office:value-type="string" calcext:value-type="string">
            <text:p>Few Showers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December 12, 2016 at 08:47AM</text:p>
          </table:table-cell>
          <table:table-cell office:value-type="string" calcext:value-type="string">
            <text:p>Isolated Thunderstorms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February 13, 2018 at 01:05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March 06, 2017 at 03:40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March 11, 2016 at 12:15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March 04, 2016 at 08:44PM</text:p>
          </table:table-cell>
          <table:table-cell office:value-type="string" calcext:value-type="string">
            <text:p>Light Rain with Thund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October 22, 2015 at 11:27AM</text:p>
          </table:table-cell>
          <table:table-cell office:value-type="string" calcext:value-type="string">
            <text:p>Light Rain with Thund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April 05, 2018 at 10:37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April 08, 2017 at 12:22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April 09, 2017 at 01:52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December 04, 2017 at 12:45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December 05, 2017 at 02:59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December 05, 2017 at 11:59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December 05, 2018 at 01:35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December 16, 2017 at 06:11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December 19, 2017 at 12:04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December 21, 2017 at 01:08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December 21, 2018 at 03:54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December 29, 2017 at 11:25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December 29, 2018 at 02:21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December 30, 2017 at 01:40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February 12, 2018 at 04:25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February 15, 2018 at 05:28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January 04, 2019 at 02:29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January 15, 2018 at 02:51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January 24, 2018 at 03:40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January 25, 2018 at 02:05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January 26, 2017 at 03:44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March 01, 2018 at 12:23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March 04, 2018 at 11:37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March 06, 2017 at 12:35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March 07, 2017 at 03:45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March 07, 2018 at 09:40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March 08, 2017 at 11:34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March 09, 2017 at 04:59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March 13, 2018 at 01:20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March 18, 2018 at 12:56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March 21, 2018 at 12:36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October 27, 2018 at 12:47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November 08, 2016 at 10:36A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September 07, 2016 at 11:18A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September 17, 2016 at 01:23P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August 21, 2016 at 01:37P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October 26, 2016 at 10:42A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December 12, 2015 at 07:09PM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December 14, 2015 at 10:14PM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December 15, 2015 at 09:50PM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February 25, 2016 at 04:28PM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December 13, 2015 at 09:25PM</text:p>
          </table:table-cell>
          <table:table-cell office:value-type="string" calcext:value-type="string">
            <text:p>Thunder in the Vicinity</text:p>
          </table:table-cell>
          <table:table-cell office:value-type="string" calcext:value-type="string">
            <text:p>28 C</text:p>
          </table:table-cell>
        </table:table-row>
        <table:table-row table:style-name="ro1">
          <table:table-cell office:value-type="string" calcext:value-type="string">
            <text:p>November 07, 2016 at 10:30AM</text:p>
          </table:table-cell>
          <table:table-cell office:value-type="string" calcext:value-type="string">
            <text:p>Few Showers</text:p>
          </table:table-cell>
          <table:table-cell office:value-type="string" calcext:value-type="string">
            <text:p>29 C</text:p>
          </table:table-cell>
        </table:table-row>
        <table:table-row table:style-name="ro1">
          <table:table-cell office:value-type="string" calcext:value-type="string">
            <text:p>March 05, 2018 at 11:37A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29 C</text:p>
          </table:table-cell>
        </table:table-row>
        <table:table-row table:style-name="ro1">
          <table:table-cell office:value-type="string" calcext:value-type="string">
            <text:p>April 27, 2018 at 12:33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9 C</text:p>
          </table:table-cell>
        </table:table-row>
        <table:table-row table:style-name="ro1">
          <table:table-cell office:value-type="string" calcext:value-type="string">
            <text:p>August 20, 2017 at 02:26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9 C</text:p>
          </table:table-cell>
        </table:table-row>
        <table:table-row table:style-name="ro1">
          <table:table-cell office:value-type="string" calcext:value-type="string">
            <text:p>December 19, 2017 at 02:19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9 C</text:p>
          </table:table-cell>
        </table:table-row>
        <table:table-row table:style-name="ro1">
          <table:table-cell office:value-type="string" calcext:value-type="string">
            <text:p>December 21, 2018 at 08:29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9 C</text:p>
          </table:table-cell>
        </table:table-row>
        <table:table-row table:style-name="ro1">
          <table:table-cell office:value-type="string" calcext:value-type="string">
            <text:p>February 10, 2017 at 03:12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9 C</text:p>
          </table:table-cell>
        </table:table-row>
        <table:table-row table:style-name="ro1">
          <table:table-cell office:value-type="string" calcext:value-type="string">
            <text:p>February 20, 2018 at 01:21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9 C</text:p>
          </table:table-cell>
        </table:table-row>
        <table:table-row table:style-name="ro1">
          <table:table-cell office:value-type="string" calcext:value-type="string">
            <text:p>January 12, 2018 at 01:29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9 C</text:p>
          </table:table-cell>
        </table:table-row>
        <table:table-row table:style-name="ro1">
          <table:table-cell office:value-type="string" calcext:value-type="string">
            <text:p>January 23, 2018 at 03:35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9 C</text:p>
          </table:table-cell>
        </table:table-row>
        <table:table-row table:style-name="ro1">
          <table:table-cell office:value-type="string" calcext:value-type="string">
            <text:p>March 04, 2017 at 02:54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9 C</text:p>
          </table:table-cell>
        </table:table-row>
        <table:table-row table:style-name="ro1">
          <table:table-cell office:value-type="string" calcext:value-type="string">
            <text:p>March 18, 2018 at 04:46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9 C</text:p>
          </table:table-cell>
        </table:table-row>
        <table:table-row table:style-name="ro1">
          <table:table-cell office:value-type="string" calcext:value-type="string">
            <text:p>March 20, 2018 at 01:32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9 C</text:p>
          </table:table-cell>
        </table:table-row>
        <table:table-row table:style-name="ro1">
          <table:table-cell office:value-type="string" calcext:value-type="string">
            <text:p>November 01, 2018 at 02:14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29 C</text:p>
          </table:table-cell>
        </table:table-row>
        <table:table-row table:style-name="ro1">
          <table:table-cell office:value-type="string" calcext:value-type="string">
            <text:p>December 18, 2016 at 11:50A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29 C</text:p>
          </table:table-cell>
        </table:table-row>
        <table:table-row table:style-name="ro1">
          <table:table-cell office:value-type="string" calcext:value-type="string">
            <text:p>November 26, 2016 at 04:22P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29 C</text:p>
          </table:table-cell>
        </table:table-row>
        <table:table-row table:style-name="ro1">
          <table:table-cell office:value-type="string" calcext:value-type="string">
            <text:p>November 29, 2016 at 11:06A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29 C</text:p>
          </table:table-cell>
        </table:table-row>
        <table:table-row table:style-name="ro1">
          <table:table-cell office:value-type="string" calcext:value-type="string">
            <text:p>April 27, 2016 at 10:45A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9 C</text:p>
          </table:table-cell>
        </table:table-row>
        <table:table-row table:style-name="ro1">
          <table:table-cell office:value-type="string" calcext:value-type="string">
            <text:p>August 31, 2016 at 01:38P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9 C</text:p>
          </table:table-cell>
        </table:table-row>
        <table:table-row table:style-name="ro1">
          <table:table-cell office:value-type="string" calcext:value-type="string">
            <text:p>November 22, 2016 at 12:50P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29 C</text:p>
          </table:table-cell>
        </table:table-row>
        <table:table-row table:style-name="ro1">
          <table:table-cell office:value-type="string" calcext:value-type="string">
            <text:p>February 17, 2016 at 06:38PM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29 C</text:p>
          </table:table-cell>
        </table:table-row>
        <table:table-row table:style-name="ro1">
          <table:table-cell office:value-type="string" calcext:value-type="string">
            <text:p>February 26, 2016 at 06:02PM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29 C</text:p>
          </table:table-cell>
        </table:table-row>
        <table:table-row table:style-name="ro1">
          <table:table-cell office:value-type="string" calcext:value-type="string">
            <text:p>April 01, 2016 at 04:10PM</text:p>
          </table:table-cell>
          <table:table-cell office:value-type="string" calcext:value-type="string">
            <text:p>Thunder in the Vicinity</text:p>
          </table:table-cell>
          <table:table-cell office:value-type="string" calcext:value-type="string">
            <text:p>29 C</text:p>
          </table:table-cell>
        </table:table-row>
        <table:table-row table:style-name="ro1">
          <table:table-cell office:value-type="string" calcext:value-type="string">
            <text:p>March 31, 2016 at 05:27PM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29 C</text:p>
          </table:table-cell>
        </table:table-row>
        <table:table-row table:style-name="ro1">
          <table:table-cell office:value-type="string" calcext:value-type="string">
            <text:p>January 11, 2016 at 02:47PM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30 C</text:p>
          </table:table-cell>
        </table:table-row>
        <table:table-row table:style-name="ro1">
          <table:table-cell office:value-type="string" calcext:value-type="string">
            <text:p>December 14, 2018 at 04:12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30 C</text:p>
          </table:table-cell>
        </table:table-row>
        <table:table-row table:style-name="ro1">
          <table:table-cell office:value-type="string" calcext:value-type="string">
            <text:p>December 27, 2017 at 01:53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30 C</text:p>
          </table:table-cell>
        </table:table-row>
        <table:table-row table:style-name="ro1">
          <table:table-cell office:value-type="string" calcext:value-type="string">
            <text:p>January 19, 2017 at 11:54A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0 C</text:p>
          </table:table-cell>
        </table:table-row>
        <table:table-row table:style-name="ro1">
          <table:table-cell office:value-type="string" calcext:value-type="string">
            <text:p>November 16, 2016 at 11:50A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0 C</text:p>
          </table:table-cell>
        </table:table-row>
        <table:table-row table:style-name="ro1">
          <table:table-cell office:value-type="string" calcext:value-type="string">
            <text:p>February 19, 2016 at 07:03PM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30 C</text:p>
          </table:table-cell>
        </table:table-row>
        <table:table-row table:style-name="ro1">
          <table:table-cell office:value-type="string" calcext:value-type="string">
            <text:p>February 20, 2016 at 04:53PM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30 C</text:p>
          </table:table-cell>
        </table:table-row>
        <table:table-row table:style-name="ro1">
          <table:table-cell office:value-type="string" calcext:value-type="string">
            <text:p>December 09, 2016 at 10:36AM</text:p>
          </table:table-cell>
          <table:table-cell office:value-type="string" calcext:value-type="string">
            <text:p>Isolated Thunderstorms</text:p>
          </table:table-cell>
          <table:table-cell office:value-type="string" calcext:value-type="string">
            <text:p>31 C</text:p>
          </table:table-cell>
        </table:table-row>
        <table:table-row table:style-name="ro1">
          <table:table-cell office:value-type="string" calcext:value-type="string">
            <text:p>January 14, 2017 at 02:13PM</text:p>
          </table:table-cell>
          <table:table-cell office:value-type="string" calcext:value-type="string">
            <text:p>Isolated Thunderstorms</text:p>
          </table:table-cell>
          <table:table-cell office:value-type="string" calcext:value-type="string">
            <text:p>31 C</text:p>
          </table:table-cell>
        </table:table-row>
        <table:table-row table:style-name="ro1">
          <table:table-cell office:value-type="string" calcext:value-type="string">
            <text:p>January 14, 2017 at 12:38PM</text:p>
          </table:table-cell>
          <table:table-cell office:value-type="string" calcext:value-type="string">
            <text:p>Isolated Thunderstorms</text:p>
          </table:table-cell>
          <table:table-cell office:value-type="string" calcext:value-type="string">
            <text:p>31 C</text:p>
          </table:table-cell>
        </table:table-row>
        <table:table-row table:style-name="ro1">
          <table:table-cell office:value-type="string" calcext:value-type="string">
            <text:p>November 09, 2016 at 12:06PM</text:p>
          </table:table-cell>
          <table:table-cell office:value-type="string" calcext:value-type="string">
            <text:p>Isolated Thunderstorms</text:p>
          </table:table-cell>
          <table:table-cell office:value-type="string" calcext:value-type="string">
            <text:p>31 C</text:p>
          </table:table-cell>
        </table:table-row>
        <table:table-row table:style-name="ro1">
          <table:table-cell office:value-type="string" calcext:value-type="string">
            <text:p>January 23, 2018 at 06:10PM</text:p>
          </table:table-cell>
          <table:table-cell office:value-type="string" calcext:value-type="string">
            <text:p>Light Rain with Thunder</text:p>
          </table:table-cell>
          <table:table-cell office:value-type="string" calcext:value-type="string">
            <text:p>31 C</text:p>
          </table:table-cell>
        </table:table-row>
        <table:table-row table:style-name="ro1">
          <table:table-cell office:value-type="string" calcext:value-type="string">
            <text:p>December 01, 2018 at 01:51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31 C</text:p>
          </table:table-cell>
        </table:table-row>
        <table:table-row table:style-name="ro1">
          <table:table-cell office:value-type="string" calcext:value-type="string">
            <text:p>December 15, 2017 at 02:01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31 C</text:p>
          </table:table-cell>
        </table:table-row>
        <table:table-row table:style-name="ro1">
          <table:table-cell office:value-type="string" calcext:value-type="string">
            <text:p>December 20, 2017 at 06:28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31 C</text:p>
          </table:table-cell>
        </table:table-row>
        <table:table-row table:style-name="ro1">
          <table:table-cell office:value-type="string" calcext:value-type="string">
            <text:p>February 07, 2017 at 01:21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31 C</text:p>
          </table:table-cell>
        </table:table-row>
        <table:table-row table:style-name="ro1">
          <table:table-cell office:value-type="string" calcext:value-type="string">
            <text:p>February 20, 2017 at 01:59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31 C</text:p>
          </table:table-cell>
        </table:table-row>
        <table:table-row table:style-name="ro1">
          <table:table-cell office:value-type="string" calcext:value-type="string">
            <text:p>January 23, 2017 at 03:48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31 C</text:p>
          </table:table-cell>
        </table:table-row>
        <table:table-row table:style-name="ro1">
          <table:table-cell office:value-type="string" calcext:value-type="string">
            <text:p>March 03, 2018 at 11:02A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31 C</text:p>
          </table:table-cell>
        </table:table-row>
        <table:table-row table:style-name="ro1">
          <table:table-cell office:value-type="string" calcext:value-type="string">
            <text:p>March 18, 2018 at 02:31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31 C</text:p>
          </table:table-cell>
        </table:table-row>
        <table:table-row table:style-name="ro1">
          <table:table-cell office:value-type="string" calcext:value-type="string">
            <text:p>January 08, 2017 at 11:16A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1 C</text:p>
          </table:table-cell>
        </table:table-row>
        <table:table-row table:style-name="ro1">
          <table:table-cell office:value-type="string" calcext:value-type="string">
            <text:p>November 15, 2016 at 02:05P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1 C</text:p>
          </table:table-cell>
        </table:table-row>
        <table:table-row table:style-name="ro1">
          <table:table-cell office:value-type="string" calcext:value-type="string">
            <text:p>November 17, 2016 at 12:16P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1 C</text:p>
          </table:table-cell>
        </table:table-row>
        <table:table-row table:style-name="ro1">
          <table:table-cell office:value-type="string" calcext:value-type="string">
            <text:p>October 15, 2016 at 10:06A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1 C</text:p>
          </table:table-cell>
        </table:table-row>
        <table:table-row table:style-name="ro1">
          <table:table-cell office:value-type="string" calcext:value-type="string">
            <text:p>September 12, 2016 at 04:16P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1 C</text:p>
          </table:table-cell>
        </table:table-row>
        <table:table-row table:style-name="ro1">
          <table:table-cell office:value-type="string" calcext:value-type="string">
            <text:p>December 03, 2016 at 12:24PM</text:p>
          </table:table-cell>
          <table:table-cell office:value-type="string" calcext:value-type="string">
            <text:p>Isolated Thunderstorms</text:p>
          </table:table-cell>
          <table:table-cell office:value-type="string" calcext:value-type="string">
            <text:p>32 C</text:p>
          </table:table-cell>
        </table:table-row>
        <table:table-row table:style-name="ro1">
          <table:table-cell office:value-type="string" calcext:value-type="string">
            <text:p>December 25, 2016 at 12:11PM</text:p>
          </table:table-cell>
          <table:table-cell office:value-type="string" calcext:value-type="string">
            <text:p>Isolated Thunderstorms</text:p>
          </table:table-cell>
          <table:table-cell office:value-type="string" calcext:value-type="string">
            <text:p>32 C</text:p>
          </table:table-cell>
        </table:table-row>
        <table:table-row table:style-name="ro1">
          <table:table-cell office:value-type="string" calcext:value-type="string">
            <text:p>January 07, 2017 at 11:06AM</text:p>
          </table:table-cell>
          <table:table-cell office:value-type="string" calcext:value-type="string">
            <text:p>Isolated Thunderstorms</text:p>
          </table:table-cell>
          <table:table-cell office:value-type="string" calcext:value-type="string">
            <text:p>32 C</text:p>
          </table:table-cell>
        </table:table-row>
        <table:table-row table:style-name="ro1">
          <table:table-cell office:value-type="string" calcext:value-type="string">
            <text:p>September 12, 2016 at 01:18PM</text:p>
          </table:table-cell>
          <table:table-cell office:value-type="string" calcext:value-type="string">
            <text:p>Isolated Thunderstorms</text:p>
          </table:table-cell>
          <table:table-cell office:value-type="string" calcext:value-type="string">
            <text:p>32 C</text:p>
          </table:table-cell>
        </table:table-row>
        <table:table-row table:style-name="ro1">
          <table:table-cell office:value-type="string" calcext:value-type="string">
            <text:p>September 12, 2016 at 02:12PM</text:p>
          </table:table-cell>
          <table:table-cell office:value-type="string" calcext:value-type="string">
            <text:p>Isolated Thunderstorms</text:p>
          </table:table-cell>
          <table:table-cell office:value-type="string" calcext:value-type="string">
            <text:p>32 C</text:p>
          </table:table-cell>
        </table:table-row>
        <table:table-row table:style-name="ro1">
          <table:table-cell office:value-type="string" calcext:value-type="string">
            <text:p>February 06, 2017 at 12:36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32 C</text:p>
          </table:table-cell>
        </table:table-row>
        <table:table-row table:style-name="ro1">
          <table:table-cell office:value-type="string" calcext:value-type="string">
            <text:p>February 22, 2018 at 12:03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32 C</text:p>
          </table:table-cell>
        </table:table-row>
        <table:table-row table:style-name="ro1">
          <table:table-cell office:value-type="string" calcext:value-type="string">
            <text:p>February 24, 2017 at 01:37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32 C</text:p>
          </table:table-cell>
        </table:table-row>
        <table:table-row table:style-name="ro1">
          <table:table-cell office:value-type="string" calcext:value-type="string">
            <text:p>January 19, 2018 at 03:39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32 C</text:p>
          </table:table-cell>
        </table:table-row>
        <table:table-row table:style-name="ro1">
          <table:table-cell office:value-type="string" calcext:value-type="string">
            <text:p>March 15, 2017 at 01:38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32 C</text:p>
          </table:table-cell>
        </table:table-row>
        <table:table-row table:style-name="ro1">
          <table:table-cell office:value-type="string" calcext:value-type="string">
            <text:p>March 26, 2018 at 03:23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32 C</text:p>
          </table:table-cell>
        </table:table-row>
        <table:table-row table:style-name="ro1">
          <table:table-cell office:value-type="string" calcext:value-type="string">
            <text:p>December 12, 2016 at 10:22A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2 C</text:p>
          </table:table-cell>
        </table:table-row>
        <table:table-row table:style-name="ro1">
          <table:table-cell office:value-type="string" calcext:value-type="string">
            <text:p>December 13, 2016 at 11:02A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2 C</text:p>
          </table:table-cell>
        </table:table-row>
        <table:table-row table:style-name="ro1">
          <table:table-cell office:value-type="string" calcext:value-type="string">
            <text:p>January 03, 2017 at 11:43A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2 C</text:p>
          </table:table-cell>
        </table:table-row>
        <table:table-row table:style-name="ro1">
          <table:table-cell office:value-type="string" calcext:value-type="string">
            <text:p>January 15, 2017 at 11:53A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2 C</text:p>
          </table:table-cell>
        </table:table-row>
        <table:table-row table:style-name="ro1">
          <table:table-cell office:value-type="string" calcext:value-type="string">
            <text:p>January 16, 2017 at 10:28A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2 C</text:p>
          </table:table-cell>
        </table:table-row>
        <table:table-row table:style-name="ro1">
          <table:table-cell office:value-type="string" calcext:value-type="string">
            <text:p>November 03, 2016 at 11:46A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2 C</text:p>
          </table:table-cell>
        </table:table-row>
        <table:table-row table:style-name="ro1">
          <table:table-cell office:value-type="string" calcext:value-type="string">
            <text:p>October 14, 2016 at 10:15A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2 C</text:p>
          </table:table-cell>
        </table:table-row>
        <table:table-row table:style-name="ro1">
          <table:table-cell office:value-type="string" calcext:value-type="string">
            <text:p>October 24, 2016 at 01:43P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32 C</text:p>
          </table:table-cell>
        </table:table-row>
        <table:table-row table:style-name="ro1">
          <table:table-cell office:value-type="string" calcext:value-type="string">
            <text:p>November 19, 2015 at 04:00PM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32 C</text:p>
          </table:table-cell>
        </table:table-row>
        <table:table-row table:style-name="ro1">
          <table:table-cell office:value-type="string" calcext:value-type="string">
            <text:p>November 03, 2016 at 08:35AM</text:p>
          </table:table-cell>
          <table:table-cell office:value-type="string" calcext:value-type="string">
            <text:p>Few Showers</text:p>
          </table:table-cell>
          <table:table-cell office:value-type="string" calcext:value-type="string">
            <text:p>33 C</text:p>
          </table:table-cell>
        </table:table-row>
        <table:table-row table:style-name="ro1">
          <table:table-cell office:value-type="string" calcext:value-type="string">
            <text:p>December 11, 2016 at 10:27AM</text:p>
          </table:table-cell>
          <table:table-cell office:value-type="string" calcext:value-type="string">
            <text:p>Isolated Thunderstorms</text:p>
          </table:table-cell>
          <table:table-cell office:value-type="string" calcext:value-type="string">
            <text:p>33 C</text:p>
          </table:table-cell>
        </table:table-row>
        <table:table-row table:style-name="ro1">
          <table:table-cell office:value-type="string" calcext:value-type="string">
            <text:p>December 19, 2016 at 01:20PM</text:p>
          </table:table-cell>
          <table:table-cell office:value-type="string" calcext:value-type="string">
            <text:p>Isolated Thunderstorms</text:p>
          </table:table-cell>
          <table:table-cell office:value-type="string" calcext:value-type="string">
            <text:p>33 C</text:p>
          </table:table-cell>
        </table:table-row>
        <table:table-row table:style-name="ro1">
          <table:table-cell office:value-type="string" calcext:value-type="string">
            <text:p>November 11, 2016 at 03:04PM</text:p>
          </table:table-cell>
          <table:table-cell office:value-type="string" calcext:value-type="string">
            <text:p>Isolated Thunderstorms</text:p>
          </table:table-cell>
          <table:table-cell office:value-type="string" calcext:value-type="string">
            <text:p>33 C</text:p>
          </table:table-cell>
        </table:table-row>
        <table:table-row table:style-name="ro1">
          <table:table-cell office:value-type="string" calcext:value-type="string">
            <text:p>November 27, 2016 at 03:57PM</text:p>
          </table:table-cell>
          <table:table-cell office:value-type="string" calcext:value-type="string">
            <text:p>Isolated Thunderstorms</text:p>
          </table:table-cell>
          <table:table-cell office:value-type="string" calcext:value-type="string">
            <text:p>33 C</text:p>
          </table:table-cell>
        </table:table-row>
        <table:table-row table:style-name="ro1">
          <table:table-cell office:value-type="string" calcext:value-type="string">
            <text:p>December 08, 2016 at 11:11A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3 C</text:p>
          </table:table-cell>
        </table:table-row>
        <table:table-row table:style-name="ro1">
          <table:table-cell office:value-type="string" calcext:value-type="string">
            <text:p>December 10, 2016 at 12:07P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3 C</text:p>
          </table:table-cell>
        </table:table-row>
        <table:table-row table:style-name="ro1">
          <table:table-cell office:value-type="string" calcext:value-type="string">
            <text:p>December 21, 2016 at 01:01P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3 C</text:p>
          </table:table-cell>
        </table:table-row>
        <table:table-row table:style-name="ro1">
          <table:table-cell office:value-type="string" calcext:value-type="string">
            <text:p>January 11, 2017 at 11:18A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3 C</text:p>
          </table:table-cell>
        </table:table-row>
        <table:table-row table:style-name="ro1">
          <table:table-cell office:value-type="string" calcext:value-type="string">
            <text:p>November 10, 2016 at 12:11P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3 C</text:p>
          </table:table-cell>
        </table:table-row>
        <table:table-row table:style-name="ro1">
          <table:table-cell office:value-type="string" calcext:value-type="string">
            <text:p>October 20, 2016 at 12:35P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3 C</text:p>
          </table:table-cell>
        </table:table-row>
        <table:table-row table:style-name="ro1">
          <table:table-cell office:value-type="string" calcext:value-type="string">
            <text:p>January 18, 2017 at 05:33PM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33 C</text:p>
          </table:table-cell>
        </table:table-row>
        <table:table-row table:style-name="ro1">
          <table:table-cell office:value-type="string" calcext:value-type="string">
            <text:p>February 27, 2016 at 04:32PM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33 C</text:p>
          </table:table-cell>
        </table:table-row>
        <table:table-row table:style-name="ro1">
          <table:table-cell office:value-type="string" calcext:value-type="string">
            <text:p>February 28, 2016 at 04:46PM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33 C</text:p>
          </table:table-cell>
        </table:table-row>
        <table:table-row table:style-name="ro1">
          <table:table-cell office:value-type="string" calcext:value-type="string">
            <text:p>January 02, 2017 at 12:28PM</text:p>
          </table:table-cell>
          <table:table-cell office:value-type="string" calcext:value-type="string">
            <text:p>Isolated Thunderstorms</text:p>
          </table:table-cell>
          <table:table-cell office:value-type="string" calcext:value-type="string">
            <text:p>34 C</text:p>
          </table:table-cell>
        </table:table-row>
        <table:table-row table:style-name="ro1">
          <table:table-cell office:value-type="string" calcext:value-type="string">
            <text:p>January 09, 2017 at 11:51AM</text:p>
          </table:table-cell>
          <table:table-cell office:value-type="string" calcext:value-type="string">
            <text:p>Isolated Thunderstorms</text:p>
          </table:table-cell>
          <table:table-cell office:value-type="string" calcext:value-type="string">
            <text:p>34 C</text:p>
          </table:table-cell>
        </table:table-row>
        <table:table-row table:style-name="ro1">
          <table:table-cell office:value-type="string" calcext:value-type="string">
            <text:p>October 16, 2016 at 11:26AM</text:p>
          </table:table-cell>
          <table:table-cell office:value-type="string" calcext:value-type="string">
            <text:p>Isolated Thunderstorms</text:p>
          </table:table-cell>
          <table:table-cell office:value-type="string" calcext:value-type="string">
            <text:p>34 C</text:p>
          </table:table-cell>
        </table:table-row>
        <table:table-row table:style-name="ro1">
          <table:table-cell office:value-type="string" calcext:value-type="string">
            <text:p>October 18, 2016 at 01:20PM</text:p>
          </table:table-cell>
          <table:table-cell office:value-type="string" calcext:value-type="string">
            <text:p>Isolated Thunderstorms</text:p>
          </table:table-cell>
          <table:table-cell office:value-type="string" calcext:value-type="string">
            <text:p>34 C</text:p>
          </table:table-cell>
        </table:table-row>
        <table:table-row table:style-name="ro1">
          <table:table-cell office:value-type="string" calcext:value-type="string">
            <text:p>December 17, 2017 at 03:04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34 C</text:p>
          </table:table-cell>
        </table:table-row>
        <table:table-row table:style-name="ro1">
          <table:table-cell office:value-type="string" calcext:value-type="string">
            <text:p>January 22, 2018 at 03:15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34 C</text:p>
          </table:table-cell>
        </table:table-row>
        <table:table-row table:style-name="ro1">
          <table:table-cell office:value-type="string" calcext:value-type="string">
            <text:p>March 03, 2017 at 02:04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34 C</text:p>
          </table:table-cell>
        </table:table-row>
        <table:table-row table:style-name="ro1">
          <table:table-cell office:value-type="string" calcext:value-type="string">
            <text:p>November 18, 2017 at 03:27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34 C</text:p>
          </table:table-cell>
        </table:table-row>
        <table:table-row table:style-name="ro1">
          <table:table-cell office:value-type="string" calcext:value-type="string">
            <text:p>December 24, 2016 at 12:56P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4 C</text:p>
          </table:table-cell>
        </table:table-row>
        <table:table-row table:style-name="ro1">
          <table:table-cell office:value-type="string" calcext:value-type="string">
            <text:p>December 29, 2016 at 03:38P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4 C</text:p>
          </table:table-cell>
        </table:table-row>
        <table:table-row table:style-name="ro1">
          <table:table-cell office:value-type="string" calcext:value-type="string">
            <text:p>January 04, 2017 at 12:44P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4 C</text:p>
          </table:table-cell>
        </table:table-row>
        <table:table-row table:style-name="ro1">
          <table:table-cell office:value-type="string" calcext:value-type="string">
            <text:p>January 06, 2017 at 12:54P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4 C</text:p>
          </table:table-cell>
        </table:table-row>
        <table:table-row table:style-name="ro1">
          <table:table-cell office:value-type="string" calcext:value-type="string">
            <text:p>January 10, 2017 at 11:13A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4 C</text:p>
          </table:table-cell>
        </table:table-row>
        <table:table-row table:style-name="ro1">
          <table:table-cell office:value-type="string" calcext:value-type="string">
            <text:p>December 20, 2016 at 02:36PM</text:p>
          </table:table-cell>
          <table:table-cell office:value-type="string" calcext:value-type="string">
            <text:p>Isolated Thunderstorms</text:p>
          </table:table-cell>
          <table:table-cell office:value-type="string" calcext:value-type="string">
            <text:p>35 C</text:p>
          </table:table-cell>
        </table:table-row>
        <table:table-row table:style-name="ro1">
          <table:table-cell office:value-type="string" calcext:value-type="string">
            <text:p>January 03, 2019 at 02:33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35 C</text:p>
          </table:table-cell>
        </table:table-row>
        <table:table-row table:style-name="ro1">
          <table:table-cell office:value-type="string" calcext:value-type="string">
            <text:p>December 22, 2016 at 02:37P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5 C</text:p>
          </table:table-cell>
        </table:table-row>
        <table:table-row table:style-name="ro1">
          <table:table-cell office:value-type="string" calcext:value-type="string">
            <text:p>December 23, 2016 at 12:56P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5 C</text:p>
          </table:table-cell>
        </table:table-row>
        <table:table-row table:style-name="ro1">
          <table:table-cell office:value-type="string" calcext:value-type="string">
            <text:p>December 24, 2017 at 01:56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36 C</text:p>
          </table:table-cell>
        </table:table-row>
        <table:table-row table:style-name="ro1">
          <table:table-cell office:value-type="string" calcext:value-type="string">
            <text:p>October 03, 2018 at 02:52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36 C</text:p>
          </table:table-cell>
        </table:table-row>
        <table:table-row table:style-name="ro1">
          <table:table-cell office:value-type="string" calcext:value-type="string">
            <text:p>December 31, 2016 at 12:36P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6 C</text:p>
          </table:table-cell>
        </table:table-row>
        <table:table-row table:style-name="ro1">
          <table:table-cell office:value-type="string" calcext:value-type="string">
            <text:p>November 02, 2016 at 02:50P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6 C</text:p>
          </table:table-cell>
        </table:table-row>
        <table:table-row table:style-name="ro1">
          <table:table-cell office:value-type="string" calcext:value-type="string">
            <text:p>November 28, 2016 at 02:37P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6 C</text:p>
          </table:table-cell>
        </table:table-row>
        <table:table-row table:style-name="ro1">
          <table:table-cell office:value-type="string" calcext:value-type="string">
            <text:p>October 17, 2016 at 03:22P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6 C</text:p>
          </table:table-cell>
        </table:table-row>
        <table:table-row table:style-name="ro1">
          <table:table-cell office:value-type="string" calcext:value-type="string">
            <text:p>December 30, 2016 at 12:37PM</text:p>
          </table:table-cell>
          <table:table-cell office:value-type="string" calcext:value-type="string">
            <text:p>Isolated Thunderstorms</text:p>
          </table:table-cell>
          <table:table-cell office:value-type="string" calcext:value-type="string">
            <text:p>37 C</text:p>
          </table:table-cell>
        </table:table-row>
        <table:table-row table:style-name="ro1">
          <table:table-cell office:value-type="string" calcext:value-type="string">
            <text:p>October 27, 2016 at 03:31PM</text:p>
          </table:table-cell>
          <table:table-cell office:value-type="string" calcext:value-type="string">
            <text:p>Isolated Thunderstorms</text:p>
          </table:table-cell>
          <table:table-cell office:value-type="string" calcext:value-type="string">
            <text:p>37 C</text:p>
          </table:table-cell>
        </table:table-row>
        <table:table-row table:style-name="ro1">
          <table:table-cell office:value-type="string" calcext:value-type="string">
            <text:p>December 24, 2017 at 03:26PM</text:p>
          </table:table-cell>
          <table:table-cell office:value-type="string" calcext:value-type="string">
            <text:p>Rain Shower</text:p>
          </table:table-cell>
          <table:table-cell office:value-type="string" calcext:value-type="string">
            <text:p>37 C</text:p>
          </table:table-cell>
        </table:table-row>
        <table:table-row table:style-name="ro1">
          <table:table-cell office:value-type="string" calcext:value-type="string">
            <text:p>December 26, 2016 at 02:34P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7 C</text:p>
          </table:table-cell>
        </table:table-row>
        <table:table-row table:style-name="ro1">
          <table:table-cell office:value-type="string" calcext:value-type="string">
            <text:p>January 01, 2017 at 12:23P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7 C</text:p>
          </table:table-cell>
        </table:table-row>
        <table:table-row table:style-name="ro1">
          <table:table-cell office:value-type="string" calcext:value-type="string">
            <text:p>January 05, 2017 at 12:44P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7 C</text:p>
          </table:table-cell>
        </table:table-row>
        <table:table-row table:style-name="ro1">
          <table:table-cell office:value-type="string" calcext:value-type="string">
            <text:p>December 27, 2016 at 02:49PM</text:p>
          </table:table-cell>
          <table:table-cell office:value-type="string" calcext:value-type="string">
            <text:p>Scattered Thunderstorms</text:p>
          </table:table-cell>
          <table:table-cell office:value-type="string" calcext:value-type="string">
            <text:p>39 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5T20:57:38.099205077</dc:date>
    <meta:editing-duration>PT4M56S</meta:editing-duration>
    <meta:editing-cycles>1</meta:editing-cycles>
    <meta:document-statistic meta:table-count="1" meta:cell-count="2910" meta:object-count="0"/>
    <meta:generator>LibreOffice/6.1.2.1$Linux_X86_64 LibreOffice_project/10$Build-1</meta:generator>
  </office:meta>
</office:document-meta>
</file>